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2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0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2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7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9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49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5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7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1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7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95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5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2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53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15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5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5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7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7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7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7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7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8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8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8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8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8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9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9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9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9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9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0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0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0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0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0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0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0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0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0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0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1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15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1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2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2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2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29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3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3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3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3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3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3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3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3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3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3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4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4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4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4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4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4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4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47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4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4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5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51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5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5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5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55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56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5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58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59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6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6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6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6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6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65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6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6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6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6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7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7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7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7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7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7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7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7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7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7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8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8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8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8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8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85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28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28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<text:s/></text:span><text:span text:style-name="T2">javax.swing.*;<text:line-break/></text:span><text:span text:style-name="T3">import<text:s/></text:span><text:span text:style-name="T4">java.awt.event.ActionEvent;<text:line-break/></text:span><text:span text:style-name="T5">import<text:s/></text:span><text:span text:style-name="T6">java.awt.event.ActionListener;<text:line-break/><text:line-break/></text:span><text:span text:style-name="T7">public class<text:s/></text:span><text:span text:style-name="T8">telaDevolucao<text:s/></text:span><text:span text:style-name="T9">extends<text:s/></text:span><text:span text:style-name="T10">JFrame {<text:line-break/><text:line-break/><text:s text:c="4"/></text:span><text:span text:style-name="T11">private<text:s/></text:span><text:span text:style-name="T12">JComboBox&lt;String&gt;<text:s/></text:span><text:span text:style-name="T13">listaDeLivros</text:span><text:span text:style-name="T14">;<text:s/></text:span><text:span text:style-name="T15">// Dropdown para selecionar livros<text:line-break/><text:s text:c="4"/></text:span><text:span text:style-name="T16">private<text:s/></text:span><text:span text:style-name="T17">JTextField nomeDevedor;<text:s/></text:span><text:span text:style-name="T18">// Campo de texto para o nome do devedor<text:line-break/><text:s text:c="4"/></text:span><text:span text:style-name="T19">private<text:s/></text:span><text:span text:style-name="T20">JTextField codLivro;<text:s/></text:span><text:span text:style-name="T21">// Campo de texto para o c</text:span><text:span text:style-name="T22">ó</text:span><text:span text:style-name="T23">digo do livro<text:line-break/><text:s text:c="4"/></text:span><text:span text:style-name="T24">private<text:s/></text:span><text:span text:style-name="T25">JTextField dias;<text:s/></text:span><text:span text:style-name="T26">// Campo de texto para os dias emprestados<text:line-break/><text:s text:c="4"/></text:span><text:span text:style-name="T27">private<text:s/></text:span><text:span text:style-name="T28">JButton botaoDevolver;<text:s/></text:span><text:span text:style-name="T29">// Bot</text:span><text:span text:style-name="T30">ã</text:span><text:span text:style-name="T31">o para registrar a devolu</text:span><text:span text:style-name="T32">çã</text:span><text:span text:style-name="T33">o<text:line-break/><text:s text:c="4"/></text:span><text:span text:style-name="T34">private<text:s/></text:span><text:span text:style-name="T35">JButton botaoVoltar;<text:s/></text:span><text:span text:style-name="T36">// Bot</text:span><text:span text:style-name="T37">ã</text:span><text:span text:style-name="T38">o para voltar<text:s/></text:span><text:span text:style-name="T39">à</text:span><text:span text:style-name="T40"><text:s/>tela anterior<text:line-break/><text:s text:c="4"/></text:span><text:span text:style-name="T41">private<text:s/></text:span><text:span text:style-name="T42">JLabel messageLabel;<text:s/></text:span><text:span text:style-name="T43">// Label para exibir mensagens de feedback<text:line-break/><text:line-break/><text:s text:c="4"/></text:span><text:span text:style-name="T44">public<text:s/></text:span><text:span text:style-name="T45">telaDevolucao() {<text:line-break/><text:s text:c="8"/></text:span><text:span text:style-name="T46">// Configurando o frame<text:line-break/><text:s text:c="8"/></text:span><text:span text:style-name="T47">setTitle(</text:span><text:span text:style-name="T48">"Devolu</text:span><text:span text:style-name="T49">çã</text:span><text:span text:style-name="T50">o"</text:span><text:span text:style-name="T51">);<text:line-break/><text:s text:c="8"/>setSize(</text:span><text:span text:style-name="T52">400</text:span><text:span text:style-name="T53">,<text:s/></text:span><text:span text:style-name="T54">350</text:span><text:span text:style-name="T55">);<text:line-break/><text:s text:c="8"/>setDefaultCloseOperation(JFrame.EXIT_ON_CLOSE);<text:line-break/><text:s text:c="8"/>setLocationRelativeTo(</text:span><text:span text:style-name="T56">null</text:span><text:span text:style-name="T57">);<text:line-break/><text:line-break/><text:s text:c="8"/></text:span><text:span text:style-name="T58">// Inicializando os componentes<text:line-break/><text:s text:c="8"/></text:span><text:span text:style-name="T59">listaDeLivros =<text:s/></text:span><text:span text:style-name="T60">new<text:s/></text:span><text:span text:style-name="T61">JComboBox&lt;&gt;(</text:span><text:span text:style-name="T62">new<text:s/></text:span><text:span text:style-name="T63">String[]{</text:span><text:span text:style-name="T64">"As Cr</text:span><text:span text:style-name="T65">ô</text:span><text:span text:style-name="T66">nicas de N</text:span><text:span text:style-name="T67">á</text:span><text:span text:style-name="T68">rnia"</text:span><text:span text:style-name="T69">,<text:s/></text:span><text:span text:style-name="T70">"O Senhor dos An</text:span><text:span text:style-name="T71">é</text:span><text:span text:style-name="T72">is"</text:span><text:span text:style-name="T73">,<text:s/></text:span><text:span text:style-name="T74">"Dom Quixote"</text:span><text:span text:style-name="T75">,<text:s/></text:span><text:span text:style-name="T76">"A Odiss</text:span><text:span text:style-name="T77">é</text:span><text:span text:style-name="T78">ia"</text:span><text:span text:style-name="T79">});<text:line-break/><text:s text:c="8"/>nomeDevedor =<text:s/></text:span><text:span text:style-name="T80">new<text:s/></text:span><text:span text:style-name="T81">JTextField(</text:span><text:span text:style-name="T82">20</text:span><text:span text:style-name="T83">);<text:line-break/><text:s text:c="8"/>codLivro =<text:s/></text:span><text:span text:style-name="T84">new<text:s/></text:span><text:span text:style-name="T85">JTextField(</text:span><text:span text:style-name="T86">10</text:span><text:span text:style-name="T87">);<text:line-break/><text:s text:c="8"/>dias =<text:s/></text:span><text:span text:style-name="T88">new<text:s/></text:span><text:span text:style-name="T89">JTextField(</text:span><text:span text:style-name="T90">5</text:span><text:span text:style-name="T91">);<text:line-break/><text:s text:c="8"/>botaoDevolver =<text:s/></text:span><text:span text:style-name="T92">new<text:s/></text:span><text:span text:style-name="T93">JButton(</text:span><text:span text:style-name="T94">"Registrar Devolu</text:span><text:span text:style-name="T95">çã</text:span><text:span text:style-name="T96">o"</text:span><text:span text:style-name="T97">);<text:line-break/><text:s text:c="8"/>botaoVoltar =<text:s/></text:span><text:span text:style-name="T98">new<text:s/></text:span><text:span text:style-name="T99">JButton(</text:span><text:span text:style-name="T100">"Voltar"</text:span><text:span text:style-name="T101">);<text:line-break/><text:s text:c="8"/>messageLabel =<text:s/></text:span><text:span text:style-name="T102">new<text:s/></text:span><text:span text:style-name="T103">JLabel(</text:span><text:span text:style-name="T104">""</text:span><text:span text:style-name="T105">);<text:line-break/><text:line-break/><text:s text:c="8"/>setLayout(</text:span><text:span text:style-name="T106">null</text:span><text:span text:style-name="T107">);<text:s/></text:span><text:span text:style-name="T108">// Usando layout absoluto<text:line-break/><text:line-break/><text:s text:c="8"/>// Configurando e posicionando os componentes<text:line-break/><text:s text:c="8"/></text:span><text:span text:style-name="T109">JLabel listaLivrosLabel =<text:s/></text:span><text:span text:style-name="T110">new<text:s/></text:span><text:span text:style-name="T111">JLabel(</text:span><text:span text:style-name="T112">"Selecione o Livro:"</text:span><text:span text:style-name="T113">);<text:line-break/><text:s text:c="8"/>listaLivrosLabel.setBounds(</text:span><text:span text:style-name="T114">30</text:span><text:span text:style-name="T115">,<text:s/></text:span><text:span text:style-name="T116">30</text:span><text:span text:style-name="T117">,<text:s/></text:span><text:span text:style-name="T118">120</text:span><text:span text:style-name="T119">,<text:s/></text:span><text:span text:style-name="T120">25</text:span><text:span text:style-name="T121">);<text:line-break/><text:s text:c="8"/>listaDeLivros.setBounds(</text:span><text:span text:style-name="T122">160</text:span><text:span text:style-name="T123">,<text:s/></text:span><text:span text:style-name="T124">30</text:span><text:span text:style-name="T125">,<text:s/></text:span><text:span text:style-name="T126">200</text:span><text:span text:style-name="T127">,<text:s/></text:span><text:span text:style-name="T128">25</text:span><text:span text:style-name="T129">);<text:line-break/><text:line-break/><text:s text:c="8"/>JLabel devedorLabel =<text:s/></text:span><text:span text:style-name="T130">new<text:s/></text:span><text:span text:style-name="T131">JLabel(</text:span><text:span text:style-name="T132">"Nome do Devedor:"</text:span><text:span text:style-name="T133">);<text:line-break/><text:s text:c="8"/>devedorLabel.setBounds(</text:span><text:span text:style-name="T134">30</text:span><text:span text:style-name="T135">,<text:s/></text:span><text:span text:style-name="T136">70</text:span><text:span text:style-name="T137">,<text:s/></text:span><text:span text:style-name="T138">120</text:span><text:span text:style-name="T139">,<text:s/></text:span><text:span text:style-name="T140">25</text:span><text:span text:style-name="T141">);<text:line-break/><text:s text:c="8"/>nomeDevedor.setBounds(</text:span><text:span text:style-name="T142">160</text:span><text:span text:style-name="T143">,<text:s/></text:span><text:span text:style-name="T144">70</text:span><text:span text:style-name="T145">,<text:s/></text:span><text:span text:style-name="T146">200</text:span><text:span text:style-name="T147">,<text:s/></text:span><text:span text:style-name="T148">25</text:span><text:span text:style-name="T149">);<text:line-break/><text:line-break/><text:s text:c="8"/>JLabel codLivroLabel =<text:s/></text:span><text:span text:style-name="T150">new<text:s/></text:span><text:span text:style-name="T151">JLabel(</text:span><text:span text:style-name="T152">"C</text:span><text:span text:style-name="T153">ó</text:span><text:span text:style-name="T154">digo do Livro:"</text:span><text:span text:style-name="T155">);<text:line-break/><text:s text:c="8"/>codLivroLabel.setBounds(</text:span><text:span text:style-name="T156">30</text:span><text:span text:style-name="T157">,<text:s/></text:span><text:span text:style-name="T158">110</text:span><text:span text:style-name="T159">,<text:s/></text:span><text:span text:style-name="T160">120</text:span><text:span text:style-name="T161">,<text:s/></text:span><text:span text:style-name="T162">25</text:span><text:span text:style-name="T163">);<text:line-break/><text:s text:c="8"/>codLivro.setBounds(</text:span><text:span text:style-name="T164">160</text:span><text:span text:style-name="T165">,<text:s/></text:span><text:span text:style-name="T166">110</text:span><text:span text:style-name="T167">,<text:s/></text:span><text:span text:style-name="T168">200</text:span><text:span text:style-name="T169">,<text:s/></text:span><text:span text:style-name="T170">25</text:span><text:span text:style-name="T171">);<text:line-break/><text:line-break/><text:s text:c="8"/>JLabel diasEmprestadosLabel =<text:s/></text:span><text:span text:style-name="T172">new<text:s/></text:span><text:span text:style-name="T173">JLabel(</text:span><text:span text:style-name="T174">"Dias Emprestados:"</text:span><text:span text:style-name="T175">);<text:line-break/><text:s text:c="8"/>diasEmprestadosLabel.setBounds(</text:span><text:span text:style-name="T176">30</text:span><text:span text:style-name="T177">,<text:s/></text:span><text:span text:style-name="T178">150</text:span><text:span text:style-name="T179">,<text:s/></text:span><text:span text:style-name="T180">120</text:span><text:span text:style-name="T181">,<text:s/></text:span><text:span text:style-name="T182">25</text:span><text:span text:style-name="T183">);<text:line-break/><text:s text:c="8"/>dias.setBounds(</text:span><text:span text:style-name="T184">160</text:span><text:span text:style-name="T185">,<text:s/></text:span><text:span text:style-name="T186">150</text:span><text:span text:style-name="T187">,<text:s/></text:span><text:span text:style-name="T188">100</text:span><text:span text:style-name="T189">,<text:s/></text:span><text:span text:style-name="T190">25</text:span><text:span text:style-name="T191">);<text:line-break/><text:line-break/><text:s text:c="8"/>botaoDevolver.setBounds(</text:span><text:span text:style-name="T192">130</text:span><text:span text:style-name="T193">,<text:s/></text:span><text:span text:style-name="T194">190</text:span><text:span text:style-name="T195">,<text:s/></text:span><text:span text:style-name="T196">150</text:span><text:span text:style-name="T197">,<text:s/></text:span><text:span text:style-name="T198">30</text:span><text:span text:style-name="T199">);<text:s/></text:span><text:span text:style-name="T200">// Bot</text:span><text:span text:style-name="T201">ã</text:span><text:span text:style-name="T202">o "Registrar Devolu</text:span><text:span text:style-name="T203">çã</text:span><text:span text:style-name="T204">o"<text:line-break/><text:s text:c="8"/></text:span><text:span text:style-name="T205">botaoVoltar.setBounds(</text:span><text:span text:style-name="T206">10</text:span><text:span text:style-name="T207">,<text:s/></text:span><text:span text:style-name="T208">190</text:span><text:span text:style-name="T209">,<text:s/></text:span><text:span text:style-name="T210">100</text:span><text:span text:style-name="T211">,<text:s/></text:span><text:span text:style-name="T212">30</text:span><text:span text:style-name="T213">);<text:s/></text:span><text:span text:style-name="T214">// Bot</text:span><text:span text:style-name="T215">ã</text:span><text:span text:style-name="T216">o "Voltar"<text:line-break/><text:s text:c="8"/></text:span><text:span text:style-name="T217">messageLabel.setBounds(</text:span><text:span text:style-name="T218">30</text:span><text:span text:style-name="T219">,<text:s/></text:span><text:span text:style-name="T220">230</text:span><text:span text:style-name="T221">,<text:s/></text:span><text:span text:style-name="T222">300</text:span><text:span text:style-name="T223">,<text:s/></text:span><text:span text:style-name="T224">25</text:span><text:span text:style-name="T225">);<text:s/></text:span><text:span text:style-name="T226">// Mensagem de feedback<text:line-break/><text:line-break/><text:s text:c="8"/>// Adicionando os componentes ao frame<text:line-break/><text:s text:c="8"/></text:span><text:span text:style-name="T227">add(listaLivrosLabel);<text:line-break/><text:s text:c="8"/>add(listaDeLivros);<text:line-break/><text:s text:c="8"/>add(devedorLabel);<text:line-break/><text:s text:c="8"/>add(nomeDevedor);<text:line-break/><text:s text:c="8"/>add(codLivroLabel);<text:line-break/><text:s text:c="8"/>add(codLivro);<text:line-break/><text:s text:c="8"/>add(diasEmprestadosLabel);<text:line-break/><text:s text:c="8"/>add(dias);<text:line-break/><text:s text:c="8"/>add(botaoDevolver);<text:line-break/><text:s text:c="8"/>add(botaoVoltar);<text:line-break/><text:s text:c="8"/>add(messageLabel);<text:line-break/><text:line-break/><text:s text:c="8"/></text:span><text:span text:style-name="T228">// A</text:span><text:span text:style-name="T229">çã</text:span><text:span text:style-name="T230">o para o bot</text:span><text:span text:style-name="T231">ã</text:span><text:span text:style-name="T232">o de devolu</text:span><text:span text:style-name="T233">çã</text:span><text:span text:style-name="T234">o<text:line-break/><text:s text:c="8"/></text:span><text:span text:style-name="T235">botaoDevolver.addActionListener(</text:span><text:span text:style-name="T236">new<text:s/></text:span><text:span text:style-name="T237">ActionListener() {<text:line-break/><text:s text:c="12"/>@Override<text:line-break/><text:s text:c="12"/></text:span><text:span text:style-name="T238">public void<text:s/></text:span><text:span text:style-name="T239">actionPerformed(ActionEvent e) {<text:line-break/><text:s text:c="16"/></text:span><text:span text:style-name="T240">// Obtendo os valores dos campos<text:line-break/><text:s text:c="16"/></text:span><text:span text:style-name="T241">String titulo = (String) listaDeLivros.getSelectedItem();<text:line-break/><text:s text:c="16"/>String nomeDoDevedor = nomeDevedor.getText();<text:line-break/><text:s text:c="16"/>String codDoLivro = codLivro.getText();<text:line-break/><text:s text:c="16"/>String diasEmprestados = dias.getText();<text:line-break/><text:line-break/><text:s text:c="16"/></text:span><text:span text:style-name="T242">// Valida</text:span><text:span text:style-name="T243">çã</text:span><text:span text:style-name="T244">o dos campos<text:line-break/><text:s text:c="16"/></text:span><text:span text:style-name="T245">if<text:s/></text:span><text:span text:style-name="T246">(nomeDoDevedor.isEmpty() || codDoLivro.isEmpty() || diasEmprestados.isEmpty()) {<text:line-break/><text:s text:c="20"/>messageLabel.setText(</text:span><text:span text:style-name="T247">"Por favor, preencha todos os campos."</text:span><text:span text:style-name="T248">);<text:line-break/><text:s text:c="16"/>}<text:s/></text:span><text:span text:style-name="T249">else<text:s/></text:span><text:span text:style-name="T250">{<text:line-break/><text:s text:c="20"/>messageLabel.setText(</text:span><text:span text:style-name="T251">"Livro '"<text:s/></text:span><text:span text:style-name="T252">+ titulo +<text:s/></text:span><text:span text:style-name="T253">"' devolvido com sucesso!"</text:span><text:span text:style-name="T254">);<text:line-break/><text:s text:c="16"/>}<text:line-break/><text:s text:c="12"/>}<text:line-break/><text:s text:c="8"/>});<text:line-break/><text:line-break/><text:s text:c="8"/></text:span><text:span text:style-name="T255">// A</text:span><text:span text:style-name="T256">çã</text:span><text:span text:style-name="T257">o para o bot</text:span><text:span text:style-name="T258">ã</text:span><text:span text:style-name="T259">o Voltar<text:line-break/><text:s text:c="8"/></text:span><text:span text:style-name="T260">botaoVoltar.addActionListener(</text:span><text:span text:style-name="T261">new<text:s/></text:span><text:span text:style-name="T262">ActionListener() {<text:line-break/><text:s text:c="12"/>@Override<text:line-break/><text:s text:c="12"/></text:span><text:span text:style-name="T263">public void<text:s/></text:span><text:span text:style-name="T264">actionPerformed(ActionEvent e) {<text:line-break/><text:s text:c="16"/>dispose();<text:s/></text:span><text:span text:style-name="T265">// Fecha a tela atual<text:line-break/><text:s text:c="16"/></text:span><text:span text:style-name="T266">new<text:s/></text:span><text:span text:style-name="T267">Selecionar();<text:s/></text:span><text:span text:style-name="T268">// Retorna para a tela principal<text:line-break/><text:s text:c="12"/></text:span><text:span text:style-name="T269">}<text:line-break/><text:s text:c="8"/>});<text:line-break/><text:line-break/><text:s text:c="8"/>setVisible(</text:span><text:span text:style-name="T270">true</text:span><text:span text:style-name="T271">);<text:s/></text:span><text:span text:style-name="T272">// Torna a tela vis</text:span><text:span text:style-name="T273">í</text:span><text:span text:style-name="T274">vel<text:line-break/><text:s text:c="4"/></text:span><text:span text:style-name="T275">}<text:line-break/><text:line-break/><text:s text:c="4"/></text:span><text:span text:style-name="T276">public static void<text:s/></text:span><text:span text:style-name="T277">main(String[] args) {<text:line-break/><text:s text:c="8"/>SwingUtilities.invokeLater(</text:span><text:span text:style-name="T278">new<text:s/></text:span><text:span text:style-name="T279">Runnable() {<text:line-break/><text:s text:c="12"/>@Override<text:line-break/><text:s text:c="12"/></text:span><text:span text:style-name="T280">public void<text:s/></text:span><text:span text:style-name="T281">run() {<text:line-break/><text:s text:c="16"/></text:span><text:span text:style-name="T282">new<text:s/></text:span><text:span text:style-name="T283">telaDevolucao();<text:s/></text:span><text:span text:style-name="T284">// Inicializa a tela de devolu</text:span><text:span text:style-name="T285">çã</text:span><text:span text:style-name="T286">o<text:line-break/><text:s text:c="12"/></text:span><text:span text:style-name="T287">}<text:line-break/><text:s text:c="8"/>});<text:line-break/><text:s text:c="4"/>}<text:line-break/>}<text:line-break/></text:span></text:p>
      <text:p text:style-name="P2"><text:span text:style-name="T28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